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917in"/>
    </style:style>
    <style:style style:name="co3" style:family="table-column">
      <style:table-column-properties fo:break-before="auto" style:column-width="3.0472in"/>
    </style:style>
    <style:style style:name="co4" style:family="table-column">
      <style:table-column-properties fo:break-before="auto" style:column-width="2.1134in"/>
    </style:style>
    <style:style style:name="co5" style:family="table-column">
      <style:table-column-properties fo:break-before="auto" style:column-width="1.961in"/>
    </style:style>
    <style:style style:name="co6" style:family="table-column">
      <style:table-column-properties fo:break-before="auto" style:column-width="2.0374in"/>
    </style:style>
    <style:style style:name="co7" style:family="table-column">
      <style:table-column-properties fo:break-before="auto" style:column-width="4.1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_huff_runl.out</text:p>
          </table:table-cell>
          <table:table-cell office:value-type="float" office:value="2.83333" calcext:value-type="float">
            <text:p>2.8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_huff.out</text:p>
          </table:table-cell>
          <table:table-cell office:value-type="float" office:value="2.53333" calcext:value-type="float">
            <text:p>2.5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_runl.out</text:p>
          </table:table-cell>
          <table:table-cell office:value-type="float" office:value="1.88333" calcext:value-type="float">
            <text:p>1.8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.out</text:p>
          </table:table-cell>
          <table:table-cell office:value-type="float" office:value="1.43333" calcext:value-type="float">
            <text:p>1.43333</text:p>
          </table:table-cell>
          <table:table-cell/>
          <table:table-cell office:value-type="string" calcext:value-type="string">
            <text:p>DNA_BWT_RUNL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0_huff_runl.out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"DNA\ 50MB"</text:p>
          </table:table-cell>
          <table:table-cell table:formula="of:=[Sheet1.$D$58]" office:value-type="float" office:value="0.183333" calcext:value-type="float">
            <text:p>0.183333</text:p>
          </table:table-cell>
          <table:table-cell table:formula="of:=[Sheet1.$D$42]" office:value-type="float" office:value="0.933333" calcext:value-type="float">
            <text:p>0.933333</text:p>
          </table:table-cell>
          <table:table-cell table:formula="of:=[Sheet1.$D$54]" office:value-type="float" office:value="1.18333" calcext:value-type="float">
            <text:p>1.18333</text:p>
          </table:table-cell>
          <table:table-cell table:formula="of:=[Sheet1.$D$46]" office:value-type="float" office:value="1.4" calcext:value-type="float">
            <text:p>1.4</text:p>
          </table:table-cell>
          <table:table-cell table:formula="of:=[Sheet1.$D$50]" office:value-type="float" office:value="2.43333" calcext:value-type="float">
            <text:p>2.4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0_huff.out</text:p>
          </table:table-cell>
          <table:table-cell office:value-type="float" office:value="3.41667" calcext:value-type="float">
            <text:p>3.41667</text:p>
          </table:table-cell>
          <table:table-cell/>
          <table:table-cell office:value-type="string" calcext:value-type="string">
            <text:p>"DNA\ 100MB"</text:p>
          </table:table-cell>
          <table:table-cell table:formula="of:=[Sheet1.$D$20]" office:value-type="float" office:value="0.366667" calcext:value-type="float">
            <text:p>0.366667</text:p>
          </table:table-cell>
          <table:table-cell table:formula="of:=[Sheet1.$D$4]" office:value-type="float" office:value="1.88333" calcext:value-type="float">
            <text:p>1.88333</text:p>
          </table:table-cell>
          <table:table-cell table:formula="of:=[Sheet1.$D$16]" office:value-type="float" office:value="2.46667" calcext:value-type="float">
            <text:p>2.46667</text:p>
          </table:table-cell>
          <table:table-cell table:formula="of:=[Sheet1.$D$8]" office:value-type="float" office:value="2.81667" calcext:value-type="float">
            <text:p>2.81667</text:p>
          </table:table-cell>
          <table:table-cell table:formula="of:=[Sheet1.$D$12]" office:value-type="float" office:value="4.88333" calcext:value-type="float">
            <text:p>4.88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0_runl.out</text:p>
          </table:table-cell>
          <table:table-cell office:value-type="float" office:value="2.81667" calcext:value-type="float">
            <text:p>2.81667</text:p>
          </table:table-cell>
          <table:table-cell/>
          <table:table-cell office:value-type="string" calcext:value-type="string">
            <text:p>"DNA\ 200MB"</text:p>
          </table:table-cell>
          <table:table-cell table:formula="of:=[Sheet1.$D$39]" office:value-type="float" office:value="0.733333" calcext:value-type="float">
            <text:p>0.733333</text:p>
          </table:table-cell>
          <table:table-cell table:formula="of:=[Sheet1.$D$23]" office:value-type="float" office:value="3.76667" calcext:value-type="float">
            <text:p>3.76667</text:p>
          </table:table-cell>
          <table:table-cell table:formula="of:=[Sheet1.$D$35]" office:value-type="float" office:value="4.91667" calcext:value-type="float">
            <text:p>4.91667</text:p>
          </table:table-cell>
          <table:table-cell table:formula="of:=[Sheet1.$D$27]" office:value-type="float" office:value="5.66667" calcext:value-type="float">
            <text:p>5.66667</text:p>
          </table:table-cell>
          <table:table-cell table:formula="of:=[Sheet1.$D$31]" office:value-type="float" office:value="9.8" calcext:value-type="float">
            <text:p>9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0.out</text:p>
          </table:table-cell>
          <table:table-cell office:value-type="float" office:value="2.4" calcext:value-type="float">
            <text:p>2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00_huff_runl.out</text:p>
          </table:table-cell>
          <table:table-cell office:value-type="float" office:value="5.88333" calcext:value-type="float">
            <text:p>5.8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00_huff.out</text:p>
          </table:table-cell>
          <table:table-cell office:value-type="float" office:value="5.46667" calcext:value-type="float">
            <text:p>5.4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00_runl.out</text:p>
          </table:table-cell>
          <table:table-cell office:value-type="float" office:value="4.88333" calcext:value-type="float">
            <text:p>4.88333</text:p>
          </table:table-cell>
          <table:table-cell/>
          <table:table-cell office:value-type="string" calcext:value-type="string">
            <text:p>DNA_HUFF_RUNL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“Run\ Length\ +\ Huffman”</text:p>
          </table:table-cell>
          <table:table-cell office:value-type="string" calcext:value-type="string">
            <text:p>“Run\ Length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10000.out</text:p>
          </table:table-cell>
          <table:table-cell office:value-type="float" office:value="4.13333" calcext:value-type="float">
            <text:p>4.13333</text:p>
          </table:table-cell>
          <table:table-cell/>
          <table:table-cell office:value-type="string" calcext:value-type="string">
            <text:p>"DNA\ 50MB"</text:p>
          </table:table-cell>
          <table:table-cell table:formula="of:=[Sheet1.$D$57]" office:value-type="float" office:value="0.533333" calcext:value-type="float">
            <text:p>0.533333</text:p>
          </table:table-cell>
          <table:table-cell table:formula="of:=[Sheet1.$D$56]" office:value-type="float" office:value="0.666667" calcext:value-type="float">
            <text:p>0.666667</text:p>
          </table:table-cell>
          <table:table-cell table:formula="of:=[Sheet1.$D$58]" office:value-type="float" office:value="0.183333" calcext:value-type="float">
            <text:p>0.18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500_huff_runl.out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string" calcext:value-type="string">
            <text:p>"DNA\ 100MB"</text:p>
          </table:table-cell>
          <table:table-cell table:formula="of:=[Sheet1.$D$19]" office:value-type="float" office:value="1.1" calcext:value-type="float">
            <text:p>1.1</text:p>
          </table:table-cell>
          <table:table-cell table:formula="of:=[Sheet1.$D$18]" office:value-type="float" office:value="1.33333" calcext:value-type="float">
            <text:p>1.33333</text:p>
          </table:table-cell>
          <table:table-cell table:formula="of:=[Sheet1.$D$20]" office:value-type="float" office:value="0.366667" calcext:value-type="float">
            <text:p>0.36666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500_huff.out</text:p>
          </table:table-cell>
          <table:table-cell office:value-type="float" office:value="2.88333" calcext:value-type="float">
            <text:p>2.88333</text:p>
          </table:table-cell>
          <table:table-cell/>
          <table:table-cell office:value-type="string" calcext:value-type="string">
            <text:p>"DNA\ 200MB"</text:p>
          </table:table-cell>
          <table:table-cell table:formula="of:=[Sheet1.$D$38]" office:value-type="float" office:value="2.03333" calcext:value-type="float">
            <text:p>2.03333</text:p>
          </table:table-cell>
          <table:table-cell table:formula="of:=[Sheet1.$D$37]" office:value-type="float" office:value="2.5" calcext:value-type="float">
            <text:p>2.5</text:p>
          </table:table-cell>
          <table:table-cell table:formula="of:=[Sheet1.$D$39]" office:value-type="float" office:value="0.733333" calcext:value-type="float">
            <text:p>0.7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500_runl.out</text:p>
          </table:table-cell>
          <table:table-cell office:value-type="float" office:value="2.46667" calcext:value-type="float">
            <text:p>2.4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bwt_500.out</text:p>
          </table:table-cell>
          <table:table-cell office:value-type="float" office:value="1.98333" calcext:value-type="float">
            <text:p>1.9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huff_runl.out</text:p>
          </table:table-cell>
          <table:table-cell office:value-type="float" office:value="1.33333" calcext:value-type="float">
            <text:p>1.3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huff.out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100MB_runl.out</text:p>
          </table:table-cell>
          <table:table-cell office:value-type="float" office:value="0.366667" calcext:value-type="float">
            <text:p>0.366667</text:p>
          </table:table-cell>
          <table:table-cell/>
          <table:table-cell office:value-type="string" calcext:value-type="string">
            <text:p>DNA_BWT_HUFF_RUNL 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_huff_runl.out</text:p>
          </table:table-cell>
          <table:table-cell office:value-type="float" office:value="5.65" calcext:value-type="float">
            <text:p>5.65</text:p>
          </table:table-cell>
          <table:table-cell/>
          <table:table-cell office:value-type="string" calcext:value-type="string">
            <text:p>"DNA\ 50MB"</text:p>
          </table:table-cell>
          <table:table-cell table:formula="of:=[Sheet1.$D$56]" office:value-type="float" office:value="0.666667" calcext:value-type="float">
            <text:p>0.666667</text:p>
          </table:table-cell>
          <table:table-cell table:formula="of:=[Sheet1.$D$40]" office:value-type="float" office:value="1.4" calcext:value-type="float">
            <text:p>1.4</text:p>
          </table:table-cell>
          <table:table-cell table:formula="of:=[Sheet1.$D$52]" office:value-type="float" office:value="1.68333" calcext:value-type="float">
            <text:p>1.68333</text:p>
          </table:table-cell>
          <table:table-cell table:formula="of:=[Sheet1.$D$44]" office:value-type="float" office:value="1.75" calcext:value-type="float">
            <text:p>1.75</text:p>
          </table:table-cell>
          <table:table-cell table:formula="of:=[Sheet1.$D$48]" office:value-type="float" office:value="2.91667" calcext:value-type="float">
            <text:p>2.91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_huff.out</text:p>
          </table:table-cell>
          <table:table-cell office:value-type="float" office:value="4.78333" calcext:value-type="float">
            <text:p>4.78333</text:p>
          </table:table-cell>
          <table:table-cell/>
          <table:table-cell office:value-type="string" calcext:value-type="string">
            <text:p>"DNA\ 100MB"</text:p>
          </table:table-cell>
          <table:table-cell table:formula="of:=[Sheet1.$D$18]" office:value-type="float" office:value="1.33333" calcext:value-type="float">
            <text:p>1.33333</text:p>
          </table:table-cell>
          <table:table-cell table:formula="of:=[Sheet1.$D$2]" office:value-type="float" office:value="2.83333" calcext:value-type="float">
            <text:p>2.83333</text:p>
          </table:table-cell>
          <table:table-cell table:formula="of:=[Sheet1.$D$14]" office:value-type="float" office:value="3.4" calcext:value-type="float">
            <text:p>3.4</text:p>
          </table:table-cell>
          <table:table-cell table:formula="of:=[Sheet1.$D$6]" office:value-type="float" office:value="3.75" calcext:value-type="float">
            <text:p>3.75</text:p>
          </table:table-cell>
          <table:table-cell table:formula="of:=[Sheet1.$D$10]" office:value-type="float" office:value="5.88333" calcext:value-type="float">
            <text:p>5.88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_runl.out</text:p>
          </table:table-cell>
          <table:table-cell office:value-type="float" office:value="3.76667" calcext:value-type="float">
            <text:p>3.76667</text:p>
          </table:table-cell>
          <table:table-cell/>
          <table:table-cell office:value-type="string" calcext:value-type="string">
            <text:p>"DNA\ 200MB"</text:p>
          </table:table-cell>
          <table:table-cell table:formula="of:=[Sheet1.$D$37]" office:value-type="float" office:value="2.5" calcext:value-type="float">
            <text:p>2.5</text:p>
          </table:table-cell>
          <table:table-cell table:formula="of:=[Sheet1.$D$21]" office:value-type="float" office:value="5.65" calcext:value-type="float">
            <text:p>5.65</text:p>
          </table:table-cell>
          <table:table-cell table:formula="of:=[Sheet1.$D$33]" office:value-type="float" office:value="6.78333" calcext:value-type="float">
            <text:p>6.78333</text:p>
          </table:table-cell>
          <table:table-cell table:formula="of:=[Sheet1.$D$25]" office:value-type="float" office:value="7.4" calcext:value-type="float">
            <text:p>7.4</text:p>
          </table:table-cell>
          <table:table-cell table:formula="of:=[Sheet1.$D$29]" office:value-type="float" office:value="12.0333" calcext:value-type="float">
            <text:p>12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.out</text:p>
          </table:table-cell>
          <table:table-cell office:value-type="float" office:value="2.76667" calcext:value-type="float">
            <text:p>2.7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0_huff_runl.out</text:p>
          </table:table-cell>
          <table:table-cell office:value-type="float" office:value="7.4" calcext:value-type="float">
            <text:p>7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0_huff.out</text:p>
          </table:table-cell>
          <table:table-cell office:value-type="float" office:value="7.01667" calcext:value-type="float">
            <text:p>7.0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0_runl.out</text:p>
          </table:table-cell>
          <table:table-cell office:value-type="float" office:value="5.66667" calcext:value-type="float">
            <text:p>5.66667</text:p>
          </table:table-cell>
          <table:table-cell/>
          <table:table-cell office:value-type="string" calcext:value-type="string">
            <text:p>DNA_BWT_HUFF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0.out</text:p>
          </table:table-cell>
          <table:table-cell office:value-type="float" office:value="4.65" calcext:value-type="float">
            <text:p>4.65</text:p>
          </table:table-cell>
          <table:table-cell/>
          <table:table-cell office:value-type="string" calcext:value-type="string">
            <text:p>"DNA\ 50MB"</text:p>
          </table:table-cell>
          <table:table-cell table:formula="of:=[Sheet1.$D$57]" office:value-type="float" office:value="0.533333" calcext:value-type="float">
            <text:p>0.533333</text:p>
          </table:table-cell>
          <table:table-cell table:formula="of:=[Sheet1.$D$41]" office:value-type="float" office:value="1.26667" calcext:value-type="float">
            <text:p>1.26667</text:p>
          </table:table-cell>
          <table:table-cell table:formula="of:=[Sheet1.$D$53]" office:value-type="float" office:value="1.56667" calcext:value-type="float">
            <text:p>1.56667</text:p>
          </table:table-cell>
          <table:table-cell table:formula="of:=[Sheet1.$D$45]" office:value-type="float" office:value="1.71667" calcext:value-type="float">
            <text:p>1.71667</text:p>
          </table:table-cell>
          <table:table-cell table:formula="of:=[Sheet1.$D$49]" office:value-type="float" office:value="2.8" calcext:value-type="float">
            <text:p>2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00_huff_runl.out</text:p>
          </table:table-cell>
          <table:table-cell office:value-type="float" office:value="12.0333" calcext:value-type="float">
            <text:p>12.0333</text:p>
          </table:table-cell>
          <table:table-cell/>
          <table:table-cell office:value-type="string" calcext:value-type="string">
            <text:p>"DNA\ 100MB"</text:p>
          </table:table-cell>
          <table:table-cell table:formula="of:=[Sheet1.$D$19]" office:value-type="float" office:value="1.1" calcext:value-type="float">
            <text:p>1.1</text:p>
          </table:table-cell>
          <table:table-cell table:formula="of:=[Sheet1.$D$3]" office:value-type="float" office:value="2.53333" calcext:value-type="float">
            <text:p>2.53333</text:p>
          </table:table-cell>
          <table:table-cell table:formula="of:=[Sheet1.$D$15]" office:value-type="float" office:value="2.88333" calcext:value-type="float">
            <text:p>2.88333</text:p>
          </table:table-cell>
          <table:table-cell table:formula="of:=[Sheet1.$D$7]" office:value-type="float" office:value="3.41667" calcext:value-type="float">
            <text:p>3.41667</text:p>
          </table:table-cell>
          <table:table-cell table:formula="of:=[Sheet1.$D$11]" office:value-type="float" office:value="5.46667" calcext:value-type="float">
            <text:p>5.4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00_huff.out</text:p>
          </table:table-cell>
          <table:table-cell office:value-type="float" office:value="11.0333" calcext:value-type="float">
            <text:p>11.0333</text:p>
          </table:table-cell>
          <table:table-cell/>
          <table:table-cell office:value-type="string" calcext:value-type="string">
            <text:p>"DNA\ 200MB"</text:p>
          </table:table-cell>
          <table:table-cell table:formula="of:=[Sheet1.$D$38]" office:value-type="float" office:value="2.03333" calcext:value-type="float">
            <text:p>2.03333</text:p>
          </table:table-cell>
          <table:table-cell table:formula="of:=[Sheet1.$D$22]" office:value-type="float" office:value="4.78333" calcext:value-type="float">
            <text:p>4.78333</text:p>
          </table:table-cell>
          <table:table-cell table:formula="of:=[Sheet1.$D$34]" office:value-type="float" office:value="6.13333" calcext:value-type="float">
            <text:p>6.13333</text:p>
          </table:table-cell>
          <table:table-cell table:formula="of:=[Sheet1.$D$26]" office:value-type="float" office:value="7.01667" calcext:value-type="float">
            <text:p>7.01667</text:p>
          </table:table-cell>
          <table:table-cell table:formula="of:=[Sheet1.$D$30]" office:value-type="float" office:value="11.0333" calcext:value-type="float">
            <text:p>11.0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00_runl.out</text:p>
          </table:table-cell>
          <table:table-cell office:value-type="float" office:value="9.8" calcext:value-type="float">
            <text:p>9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10000.out</text:p>
          </table:table-cell>
          <table:table-cell office:value-type="float" office:value="8.96667" calcext:value-type="float">
            <text:p>8.9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500_huff_runl.out</text:p>
          </table:table-cell>
          <table:table-cell office:value-type="float" office:value="6.78333" calcext:value-type="float">
            <text:p>6.7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500_huff.out</text:p>
          </table:table-cell>
          <table:table-cell office:value-type="float" office:value="6.13333" calcext:value-type="float">
            <text:p>6.13333</text:p>
          </table:table-cell>
          <table:table-cell/>
          <table:table-cell office:value-type="string" calcext:value-type="string">
            <text:p>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500_runl.out</text:p>
          </table:table-cell>
          <table:table-cell office:value-type="float" office:value="4.91667" calcext:value-type="float">
            <text:p>4.91667</text:p>
          </table:table-cell>
          <table:table-cell/>
          <table:table-cell office:value-type="string" calcext:value-type="string">
            <text:p>"DNA\ 50MB"</text:p>
          </table:table-cell>
          <table:table-cell table:formula="of:=[Sheet1.$D$43]" office:value-type="float" office:value="0.75" calcext:value-type="float">
            <text:p>0.75</text:p>
          </table:table-cell>
          <table:table-cell table:formula="of:=[Sheet1.$D$55]" office:value-type="float" office:value="1.03333" calcext:value-type="float">
            <text:p>1.03333</text:p>
          </table:table-cell>
          <table:table-cell table:formula="of:=[Sheet1.$D$47]" office:value-type="float" office:value="1.2" calcext:value-type="float">
            <text:p>1.2</text:p>
          </table:table-cell>
          <table:table-cell table:formula="of:=[Sheet1.$D$51]" office:value-type="float" office:value="2.23333" calcext:value-type="float">
            <text:p>2.2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dna/results/dna.200MB_bwt_500.out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string" calcext:value-type="string">
            <text:p>"DNA\ 100MB"</text:p>
          </table:table-cell>
          <table:table-cell table:formula="of:=[Sheet1.$D$5]" office:value-type="float" office:value="1.43333" calcext:value-type="float">
            <text:p>1.43333</text:p>
          </table:table-cell>
          <table:table-cell table:formula="of:=[Sheet1.$D$17]" office:value-type="float" office:value="1.98333" calcext:value-type="float">
            <text:p>1.98333</text:p>
          </table:table-cell>
          <table:table-cell table:formula="of:=[Sheet1.$D$9]" office:value-type="float" office:value="2.4" calcext:value-type="float">
            <text:p>2.4</text:p>
          </table:table-cell>
          <table:table-cell table:formula="of:=[Sheet1.$D$13]" office:value-type="float" office:value="4.13333" calcext:value-type="float">
            <text:p>4.1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dna/results/dna.200MB_huff_runl.out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"DNA\ 200MB"</text:p>
          </table:table-cell>
          <table:table-cell table:formula="of:=[Sheet1.$D$24]" office:value-type="float" office:value="2.76667" calcext:value-type="float">
            <text:p>2.76667</text:p>
          </table:table-cell>
          <table:table-cell table:formula="of:=[Sheet1.$D$36]" office:value-type="float" office:value="3.85" calcext:value-type="float">
            <text:p>3.85</text:p>
          </table:table-cell>
          <table:table-cell table:formula="of:=[Sheet1.$D$28]" office:value-type="float" office:value="4.65" calcext:value-type="float">
            <text:p>4.65</text:p>
          </table:table-cell>
          <table:table-cell table:formula="of:=[Sheet1.$D$32]" office:value-type="float" office:value="8.96667" calcext:value-type="float">
            <text:p>8.96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dna/results/dna.200MB_huff.out</text:p>
          </table:table-cell>
          <table:table-cell office:value-type="float" office:value="2.03333" calcext:value-type="float">
            <text:p>2.0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200MB_runl.out</text:p>
          </table:table-cell>
          <table:table-cell office:value-type="float" office:value="0.733333" calcext:value-type="float">
            <text:p>0.73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_huff_runl.out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_huff.out</text:p>
          </table:table-cell>
          <table:table-cell office:value-type="float" office:value="1.26667" calcext:value-type="float">
            <text:p>1.2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_runl.out</text:p>
          </table:table-cell>
          <table:table-cell office:value-type="float" office:value="0.933333" calcext:value-type="float">
            <text:p>0.93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.out</text:p>
          </table:table-cell>
          <table:table-cell office:value-type="float" office:value="0.75" calcext:value-type="float">
            <text:p>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0_huff_runl.out</text:p>
          </table:table-cell>
          <table:table-cell office:value-type="float" office:value="1.75" calcext:value-type="float">
            <text:p>1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0_huff.out</text:p>
          </table:table-cell>
          <table:table-cell office:value-type="float" office:value="1.71667" calcext:value-type="float">
            <text:p>1.7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0_runl.out</text:p>
          </table:table-cell>
          <table:table-cell office:value-type="float" office:value="1.4" calcext:value-type="float">
            <text:p>1.4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0.out</text:p>
          </table:table-cell>
          <table:table-cell office:value-type="float" office:value="1.2" calcext:value-type="float">
            <text:p>1.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00_huff_runl.out</text:p>
          </table:table-cell>
          <table:table-cell office:value-type="float" office:value="2.91667" calcext:value-type="float">
            <text:p>2.9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00_huff.out</text:p>
          </table:table-cell>
          <table:table-cell office:value-type="float" office:value="2.8" calcext:value-type="float">
            <text:p>2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00_runl.out</text:p>
          </table:table-cell>
          <table:table-cell office:value-type="float" office:value="2.43333" calcext:value-type="float">
            <text:p>2.4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10000.out</text:p>
          </table:table-cell>
          <table:table-cell office:value-type="float" office:value="2.23333" calcext:value-type="float">
            <text:p>2.2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500_huff_runl.out</text:p>
          </table:table-cell>
          <table:table-cell office:value-type="float" office:value="1.68333" calcext:value-type="float">
            <text:p>1.6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500_huff.out</text:p>
          </table:table-cell>
          <table:table-cell office:value-type="float" office:value="1.56667" calcext:value-type="float">
            <text:p>1.5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500_runl.out</text:p>
          </table:table-cell>
          <table:table-cell office:value-type="float" office:value="1.18333" calcext:value-type="float">
            <text:p>1.1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bwt_500.out</text:p>
          </table:table-cell>
          <table:table-cell office:value-type="float" office:value="1.03333" calcext:value-type="float">
            <text:p>1.0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huff_runl.out</text:p>
          </table:table-cell>
          <table:table-cell office:value-type="float" office:value="0.666667" calcext:value-type="float">
            <text:p>0.66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huff.out</text:p>
          </table:table-cell>
          <table:table-cell office:value-type="float" office:value="0.533333" calcext:value-type="float">
            <text:p>0.53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dna/results/dna.50MB_runl.out</text:p>
          </table:table-cell>
          <table:table-cell office:value-type="float" office:value="0.183333" calcext:value-type="float">
            <text:p>0.183333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Tim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_huff_runl.out 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_huff.out </text:p>
          </table:table-cell>
          <table:table-cell office:value-type="float" office:value="2.53333" calcext:value-type="float">
            <text:p>2.5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_runl.out </text:p>
          </table:table-cell>
          <table:table-cell office:value-type="float" office:value="1.45" calcext:value-type="float">
            <text:p>1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.out </text:p>
          </table:table-cell>
          <table:table-cell office:value-type="float" office:value="0.966667" calcext:value-type="float">
            <text:p>0.966667</text:p>
          </table:table-cell>
          <table:table-cell/>
          <table:table-cell office:value-type="string" calcext:value-type="string">
            <text:p>DNA_BWT_RUNL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0_huff_runl.out </text:p>
          </table:table-cell>
          <table:table-cell office:value-type="float" office:value="3.83333" calcext:value-type="float">
            <text:p>3.83333</text:p>
          </table:table-cell>
          <table:table-cell/>
          <table:table-cell office:value-type="string" calcext:value-type="string">
            <text:p>"ENG\ 50MB"</text:p>
          </table:table-cell>
          <table:table-cell table:formula="of:=[Sheet2.$D$58]" office:value-type="float" office:value="0.183333" calcext:value-type="float">
            <text:p>0.183333</text:p>
          </table:table-cell>
          <table:table-cell table:formula="of:=[Sheet2.$D$42]" office:value-type="float" office:value="0.8" calcext:value-type="float">
            <text:p>0.8</text:p>
          </table:table-cell>
          <table:table-cell table:formula="of:=[Sheet2.$D$54]" office:value-type="float" office:value="1.1" calcext:value-type="float">
            <text:p>1.1</text:p>
          </table:table-cell>
          <table:table-cell table:formula="of:=[Sheet2.$D$46]" office:value-type="float" office:value="1.23333" calcext:value-type="float">
            <text:p>1.23333</text:p>
          </table:table-cell>
          <table:table-cell table:formula="of:=[Sheet2.$D$50]" office:value-type="float" office:value="2.5" calcext:value-type="float">
            <text:p>2.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0_huff.out </text:p>
          </table:table-cell>
          <table:table-cell office:value-type="float" office:value="3.98333" calcext:value-type="float">
            <text:p>3.98333</text:p>
          </table:table-cell>
          <table:table-cell/>
          <table:table-cell office:value-type="string" calcext:value-type="string">
            <text:p>"ENG\ 100MB"</text:p>
          </table:table-cell>
          <table:table-cell table:formula="of:=[Sheet2.$D$20]" office:value-type="float" office:value="0.3" calcext:value-type="float">
            <text:p>0.3</text:p>
          </table:table-cell>
          <table:table-cell table:formula="of:=[Sheet2.$D$4]" office:value-type="float" office:value="1.45" calcext:value-type="float">
            <text:p>1.45</text:p>
          </table:table-cell>
          <table:table-cell table:formula="of:=[Sheet2.$D$16]" office:value-type="float" office:value="2" calcext:value-type="float">
            <text:p>2</text:p>
          </table:table-cell>
          <table:table-cell table:formula="of:=[Sheet2.$D$8]" office:value-type="float" office:value="2.78333" calcext:value-type="float">
            <text:p>2.78333</text:p>
          </table:table-cell>
          <table:table-cell table:formula="of:=[Sheet2.$D$12]" office:value-type="float" office:value="4.85" calcext:value-type="float">
            <text:p>4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0_runl.out </text:p>
          </table:table-cell>
          <table:table-cell office:value-type="float" office:value="2.78333" calcext:value-type="float">
            <text:p>2.78333</text:p>
          </table:table-cell>
          <table:table-cell/>
          <table:table-cell office:value-type="string" calcext:value-type="string">
            <text:p>"ENG\ 200MB"</text:p>
          </table:table-cell>
          <table:table-cell table:formula="of:=[Sheet2.$D$39]" office:value-type="float" office:value="0.583333" calcext:value-type="float">
            <text:p>0.583333</text:p>
          </table:table-cell>
          <table:table-cell table:formula="of:=[Sheet2.$D$23]" office:value-type="float" office:value="3.2" calcext:value-type="float">
            <text:p>3.2</text:p>
          </table:table-cell>
          <table:table-cell table:formula="of:=[Sheet2.$D$35]" office:value-type="float" office:value="4.48333" calcext:value-type="float">
            <text:p>4.48333</text:p>
          </table:table-cell>
          <table:table-cell table:formula="of:=[Sheet2.$D$27]" office:value-type="float" office:value="5.73333" calcext:value-type="float">
            <text:p>5.73333</text:p>
          </table:table-cell>
          <table:table-cell table:formula="of:=[Sheet2.$D$31]" office:value-type="float" office:value="8.81667" calcext:value-type="float">
            <text:p>8.81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0.out </text:p>
          </table:table-cell>
          <table:table-cell office:value-type="float" office:value="2.03333" calcext:value-type="float">
            <text:p>2.0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00_huff_runl.out </text:p>
          </table:table-cell>
          <table:table-cell office:value-type="float" office:value="5.36667" calcext:value-type="float">
            <text:p>5.3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00_huff.out </text:p>
          </table:table-cell>
          <table:table-cell office:value-type="float" office:value="5.88333" calcext:value-type="float">
            <text:p>5.8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00_runl.out </text:p>
          </table:table-cell>
          <table:table-cell office:value-type="float" office:value="4.85" calcext:value-type="float">
            <text:p>4.85</text:p>
          </table:table-cell>
          <table:table-cell/>
          <table:table-cell office:value-type="string" calcext:value-type="string">
            <text:p>DNA_HUFF_RUNL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“Run\ Length\ +\ Huffman”</text:p>
          </table:table-cell>
          <table:table-cell office:value-type="string" calcext:value-type="string">
            <text:p>“Run\ Length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10000.out </text:p>
          </table:table-cell>
          <table:table-cell office:value-type="float" office:value="4.25" calcext:value-type="float">
            <text:p>4.25</text:p>
          </table:table-cell>
          <table:table-cell/>
          <table:table-cell office:value-type="string" calcext:value-type="string">
            <text:p>"ENG\ 50MB"</text:p>
          </table:table-cell>
          <table:table-cell table:formula="of:=[Sheet2.$D$57]" office:value-type="float" office:value="0.75" calcext:value-type="float">
            <text:p>0.75</text:p>
          </table:table-cell>
          <table:table-cell table:formula="of:=[Sheet2.$D$56]" office:value-type="float" office:value="0.833333" calcext:value-type="float">
            <text:p>0.833333</text:p>
          </table:table-cell>
          <table:table-cell table:formula="of:=[Sheet2.$D$58]" office:value-type="float" office:value="0.183333" calcext:value-type="float">
            <text:p>0.18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500_huff_runl.out </text:p>
          </table:table-cell>
          <table:table-cell office:value-type="float" office:value="3.51667" calcext:value-type="float">
            <text:p>3.51667</text:p>
          </table:table-cell>
          <table:table-cell/>
          <table:table-cell office:value-type="string" calcext:value-type="string">
            <text:p>"ENG\ 100MB"</text:p>
          </table:table-cell>
          <table:table-cell table:formula="of:=[Sheet2.$D$19]" office:value-type="float" office:value="1.48333" calcext:value-type="float">
            <text:p>1.48333</text:p>
          </table:table-cell>
          <table:table-cell table:formula="of:=[Sheet2.$D$18]" office:value-type="float" office:value="1.66667" calcext:value-type="float">
            <text:p>1.66667</text:p>
          </table:table-cell>
          <table:table-cell table:formula="of:=[Sheet2.$D$20]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500_huff.out </text:p>
          </table:table-cell>
          <table:table-cell office:value-type="float" office:value="3.08333" calcext:value-type="float">
            <text:p>3.08333</text:p>
          </table:table-cell>
          <table:table-cell/>
          <table:table-cell office:value-type="string" calcext:value-type="string">
            <text:p>"ENG\ 200MB"</text:p>
          </table:table-cell>
          <table:table-cell table:formula="of:=[Sheet2.$D$38]" office:value-type="float" office:value="3.03333" calcext:value-type="float">
            <text:p>3.03333</text:p>
          </table:table-cell>
          <table:table-cell table:formula="of:=[Sheet2.$D$37]" office:value-type="float" office:value="4" calcext:value-type="float">
            <text:p>4</text:p>
          </table:table-cell>
          <table:table-cell table:formula="of:=[Sheet2.$D$39]" office:value-type="float" office:value="0.583333" calcext:value-type="float">
            <text:p>0.58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500_runl.out 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bwt_500.out </text:p>
          </table:table-cell>
          <table:table-cell office:value-type="float" office:value="1.61667" calcext:value-type="float">
            <text:p>1.6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huff_runl.out </text:p>
          </table:table-cell>
          <table:table-cell office:value-type="float" office:value="1.66667" calcext:value-type="float">
            <text:p>1.6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huff.out </text:p>
          </table:table-cell>
          <table:table-cell office:value-type="float" office:value="1.48333" calcext:value-type="float">
            <text:p>1.4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100MB_runl.out 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NA_BWT_HUFF_RUNL 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_huff_runl.out </text:p>
          </table:table-cell>
          <table:table-cell office:value-type="float" office:value="6.63333" calcext:value-type="float">
            <text:p>6.63333</text:p>
          </table:table-cell>
          <table:table-cell/>
          <table:table-cell office:value-type="string" calcext:value-type="string">
            <text:p>"ENG\ 50MB"</text:p>
          </table:table-cell>
          <table:table-cell table:formula="of:=[Sheet2.$D$56]" office:value-type="float" office:value="0.833333" calcext:value-type="float">
            <text:p>0.833333</text:p>
          </table:table-cell>
          <table:table-cell table:formula="of:=[Sheet2.$D$40]" office:value-type="float" office:value="1.48333" calcext:value-type="float">
            <text:p>1.48333</text:p>
          </table:table-cell>
          <table:table-cell table:formula="of:=[Sheet2.$D$52]" office:value-type="float" office:value="1.76667" calcext:value-type="float">
            <text:p>1.76667</text:p>
          </table:table-cell>
          <table:table-cell table:formula="of:=[Sheet2.$D$44]" office:value-type="float" office:value="1.91667" calcext:value-type="float">
            <text:p>1.91667</text:p>
          </table:table-cell>
          <table:table-cell table:formula="of:=[Sheet2.$D$48]" office:value-type="float" office:value="2.95" calcext:value-type="float">
            <text:p>2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_huff.out </text:p>
          </table:table-cell>
          <table:table-cell office:value-type="float" office:value="5.85" calcext:value-type="float">
            <text:p>5.85</text:p>
          </table:table-cell>
          <table:table-cell/>
          <table:table-cell office:value-type="string" calcext:value-type="string">
            <text:p>"ENG\ 100MB"</text:p>
          </table:table-cell>
          <table:table-cell table:formula="of:=[Sheet2.$D$18]" office:value-type="float" office:value="1.66667" calcext:value-type="float">
            <text:p>1.66667</text:p>
          </table:table-cell>
          <table:table-cell table:formula="of:=[Sheet2.$D$2]" office:value-type="float" office:value="3" calcext:value-type="float">
            <text:p>3</text:p>
          </table:table-cell>
          <table:table-cell table:formula="of:=[Sheet2.$D$14]" office:value-type="float" office:value="3.51667" calcext:value-type="float">
            <text:p>3.51667</text:p>
          </table:table-cell>
          <table:table-cell table:formula="of:=[Sheet2.$D$6]" office:value-type="float" office:value="3.83333" calcext:value-type="float">
            <text:p>3.83333</text:p>
          </table:table-cell>
          <table:table-cell table:formula="of:=[Sheet2.$D$10]" office:value-type="float" office:value="5.36667" calcext:value-type="float">
            <text:p>5.366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_runl.out 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string" calcext:value-type="string">
            <text:p>"ENG\ 200MB"</text:p>
          </table:table-cell>
          <table:table-cell table:formula="of:=[Sheet2.$D$37]" office:value-type="float" office:value="4" calcext:value-type="float">
            <text:p>4</text:p>
          </table:table-cell>
          <table:table-cell table:formula="of:=[Sheet2.$D$21]" office:value-type="float" office:value="6.63333" calcext:value-type="float">
            <text:p>6.63333</text:p>
          </table:table-cell>
          <table:table-cell table:formula="of:=[Sheet2.$D$33]" office:value-type="float" office:value="7.11667" calcext:value-type="float">
            <text:p>7.11667</text:p>
          </table:table-cell>
          <table:table-cell table:formula="of:=[Sheet2.$D$25]" office:value-type="float" office:value="7.8" calcext:value-type="float">
            <text:p>7.8</text:p>
          </table:table-cell>
          <table:table-cell table:formula="of:=[Sheet2.$D$29]" office:value-type="float" office:value="10.8" calcext:value-type="float">
            <text:p>10.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.out </text:p>
          </table:table-cell>
          <table:table-cell office:value-type="float" office:value="2.41667" calcext:value-type="float">
            <text:p>2.4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0_huff_runl.out </text:p>
          </table:table-cell>
          <table:table-cell office:value-type="float" office:value="7.8" calcext:value-type="float">
            <text:p>7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0_huff.out </text:p>
          </table:table-cell>
          <table:table-cell office:value-type="float" office:value="7.56667" calcext:value-type="float">
            <text:p>7.5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0_runl.out </text:p>
          </table:table-cell>
          <table:table-cell office:value-type="float" office:value="5.73333" calcext:value-type="float">
            <text:p>5.73333</text:p>
          </table:table-cell>
          <table:table-cell/>
          <table:table-cell office:value-type="string" calcext:value-type="string">
            <text:p>DNA_BWT_HUFF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0.out </text:p>
          </table:table-cell>
          <table:table-cell office:value-type="float" office:value="3.75" calcext:value-type="float">
            <text:p>3.75</text:p>
          </table:table-cell>
          <table:table-cell/>
          <table:table-cell office:value-type="string" calcext:value-type="string">
            <text:p>"ENG\ 50MB"</text:p>
          </table:table-cell>
          <table:table-cell table:formula="of:=[Sheet2.$D$57]" office:value-type="float" office:value="0.75" calcext:value-type="float">
            <text:p>0.75</text:p>
          </table:table-cell>
          <table:table-cell table:formula="of:=[Sheet2.$D$41]" office:value-type="float" office:value="1.3" calcext:value-type="float">
            <text:p>1.3</text:p>
          </table:table-cell>
          <table:table-cell table:formula="of:=[Sheet2.$D$53]" office:value-type="float" office:value="2.06667" calcext:value-type="float">
            <text:p>2.06667</text:p>
          </table:table-cell>
          <table:table-cell table:formula="of:=[Sheet2.$D$45]" office:value-type="float" office:value="1.73333" calcext:value-type="float">
            <text:p>1.73333</text:p>
          </table:table-cell>
          <table:table-cell table:formula="of:=[Sheet2.$D$49]" office:value-type="float" office:value="3.03333" calcext:value-type="float">
            <text:p>3.03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00_huff_runl.out 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"ENG\ 100MB"</text:p>
          </table:table-cell>
          <table:table-cell table:formula="of:=[Sheet2.$D$19]" office:value-type="float" office:value="1.48333" calcext:value-type="float">
            <text:p>1.48333</text:p>
          </table:table-cell>
          <table:table-cell table:formula="of:=[Sheet2.$D$3]" office:value-type="float" office:value="2.53333" calcext:value-type="float">
            <text:p>2.53333</text:p>
          </table:table-cell>
          <table:table-cell table:formula="of:=[Sheet2.$D$15]" office:value-type="float" office:value="3.08333" calcext:value-type="float">
            <text:p>3.08333</text:p>
          </table:table-cell>
          <table:table-cell table:formula="of:=[Sheet2.$D$7]" office:value-type="float" office:value="3.98333" calcext:value-type="float">
            <text:p>3.98333</text:p>
          </table:table-cell>
          <table:table-cell table:formula="of:=[Sheet2.$D$11]" office:value-type="float" office:value="5.88333" calcext:value-type="float">
            <text:p>5.88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00_huff.out </text:p>
          </table:table-cell>
          <table:table-cell office:value-type="float" office:value="11.9833" calcext:value-type="float">
            <text:p>11.9833</text:p>
          </table:table-cell>
          <table:table-cell/>
          <table:table-cell office:value-type="string" calcext:value-type="string">
            <text:p>"ENG\ 200MB"</text:p>
          </table:table-cell>
          <table:table-cell table:formula="of:=[Sheet2.$D$38]" office:value-type="float" office:value="3.03333" calcext:value-type="float">
            <text:p>3.03333</text:p>
          </table:table-cell>
          <table:table-cell table:formula="of:=[Sheet2.$D$22]" office:value-type="float" office:value="5.85" calcext:value-type="float">
            <text:p>5.85</text:p>
          </table:table-cell>
          <table:table-cell table:formula="of:=[Sheet2.$D$34]" office:value-type="float" office:value="6.86667" calcext:value-type="float">
            <text:p>6.86667</text:p>
          </table:table-cell>
          <table:table-cell table:formula="of:=[Sheet2.$D$26]" office:value-type="float" office:value="7.56667" calcext:value-type="float">
            <text:p>7.56667</text:p>
          </table:table-cell>
          <table:table-cell table:formula="of:=[Sheet2.$D$30]" office:value-type="float" office:value="11.9833" calcext:value-type="float">
            <text:p>11.98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00_runl.out </text:p>
          </table:table-cell>
          <table:table-cell office:value-type="float" office:value="8.81667" calcext:value-type="float">
            <text:p>8.8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10000.out </text:p>
          </table:table-cell>
          <table:table-cell office:value-type="float" office:value="9.01667" calcext:value-type="float">
            <text:p>9.0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500_huff_runl.out </text:p>
          </table:table-cell>
          <table:table-cell office:value-type="float" office:value="7.11667" calcext:value-type="float">
            <text:p>7.1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500_huff.out </text:p>
          </table:table-cell>
          <table:table-cell office:value-type="float" office:value="6.86667" calcext:value-type="float">
            <text:p>6.86667</text:p>
          </table:table-cell>
          <table:table-cell/>
          <table:table-cell office:value-type="string" calcext:value-type="string">
            <text:p>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500_runl.out </text:p>
          </table:table-cell>
          <table:table-cell office:value-type="float" office:value="4.48333" calcext:value-type="float">
            <text:p>4.48333</text:p>
          </table:table-cell>
          <table:table-cell/>
          <table:table-cell office:value-type="string" calcext:value-type="string">
            <text:p>"ENG\ 50MB"</text:p>
          </table:table-cell>
          <table:table-cell table:formula="of:=[Sheet2.$D$43]" office:value-type="float" office:value="0.65" calcext:value-type="float">
            <text:p>0.65</text:p>
          </table:table-cell>
          <table:table-cell table:formula="of:=[Sheet2.$D$55]" office:value-type="float" office:value="0.816667" calcext:value-type="float">
            <text:p>0.816667</text:p>
          </table:table-cell>
          <table:table-cell table:formula="of:=[Sheet2.$D$47]" office:value-type="float" office:value="1.06667" calcext:value-type="float">
            <text:p>1.06667</text:p>
          </table:table-cell>
          <table:table-cell table:formula="of:=[Sheet2.$D$51]" office:value-type="float" office:value="2.01667" calcext:value-type="float">
            <text:p>2.01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bwt_500.out </text:p>
          </table:table-cell>
          <table:table-cell office:value-type="float" office:value="3.23333" calcext:value-type="float">
            <text:p>3.23333</text:p>
          </table:table-cell>
          <table:table-cell/>
          <table:table-cell office:value-type="string" calcext:value-type="string">
            <text:p>"ENG\ 100MB"</text:p>
          </table:table-cell>
          <table:table-cell table:formula="of:=[Sheet2.$D$5]" office:value-type="float" office:value="0.966667" calcext:value-type="float">
            <text:p>0.966667</text:p>
          </table:table-cell>
          <table:table-cell table:formula="of:=[Sheet2.$D$17]" office:value-type="float" office:value="1.61667" calcext:value-type="float">
            <text:p>1.61667</text:p>
          </table:table-cell>
          <table:table-cell table:formula="of:=[Sheet2.$D$9]" office:value-type="float" office:value="2.03333" calcext:value-type="float">
            <text:p>2.03333</text:p>
          </table:table-cell>
          <table:table-cell table:formula="of:=[Sheet2.$D$13]" office:value-type="float" office:value="4.25" calcext:value-type="float">
            <text:p>4.2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huff_runl.out 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"ENG\ 200MB"</text:p>
          </table:table-cell>
          <table:table-cell table:formula="of:=[Sheet2.$D$24]" office:value-type="float" office:value="2.41667" calcext:value-type="float">
            <text:p>2.41667</text:p>
          </table:table-cell>
          <table:table-cell table:formula="of:=[Sheet2.$D$36]" office:value-type="float" office:value="3.23333" calcext:value-type="float">
            <text:p>3.23333</text:p>
          </table:table-cell>
          <table:table-cell table:formula="of:=[Sheet2.$D$28]" office:value-type="float" office:value="3.75" calcext:value-type="float">
            <text:p>3.75</text:p>
          </table:table-cell>
          <table:table-cell table:formula="of:=[Sheet2.$D$32]" office:value-type="float" office:value="9.01667" calcext:value-type="float">
            <text:p>9.016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huff.out </text:p>
          </table:table-cell>
          <table:table-cell office:value-type="float" office:value="3.03333" calcext:value-type="float">
            <text:p>3.0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200MB_runl.out </text:p>
          </table:table-cell>
          <table:table-cell office:value-type="float" office:value="0.583333" calcext:value-type="float">
            <text:p>0.58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_huff_runl.out </text:p>
          </table:table-cell>
          <table:table-cell office:value-type="float" office:value="1.48333" calcext:value-type="float">
            <text:p>1.4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_huff.out </text:p>
          </table:table-cell>
          <table:table-cell office:value-type="float" office:value="1.3" calcext:value-type="float">
            <text:p>1.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_runl.out </text:p>
          </table:table-cell>
          <table:table-cell office:value-type="float" office:value="0.8" calcext:value-type="float">
            <text:p>0.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.out </text:p>
          </table:table-cell>
          <table:table-cell office:value-type="float" office:value="0.65" calcext:value-type="float">
            <text:p>0.6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0_huff_runl.out </text:p>
          </table:table-cell>
          <table:table-cell office:value-type="float" office:value="1.91667" calcext:value-type="float">
            <text:p>1.9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0_huff.out </text:p>
          </table:table-cell>
          <table:table-cell office:value-type="float" office:value="1.73333" calcext:value-type="float">
            <text:p>1.7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0_runl.out </text:p>
          </table:table-cell>
          <table:table-cell office:value-type="float" office:value="1.23333" calcext:value-type="float">
            <text:p>1.2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0.out </text:p>
          </table:table-cell>
          <table:table-cell office:value-type="float" office:value="1.06667" calcext:value-type="float">
            <text:p>1.0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00_huff_runl.out </text:p>
          </table:table-cell>
          <table:table-cell office:value-type="float" office:value="2.95" calcext:value-type="float">
            <text:p>2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00_huff.out </text:p>
          </table:table-cell>
          <table:table-cell office:value-type="float" office:value="3.03333" calcext:value-type="float">
            <text:p>3.0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00_runl.out 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10000.out </text:p>
          </table:table-cell>
          <table:table-cell office:value-type="float" office:value="2.01667" calcext:value-type="float">
            <text:p>2.0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500_huff_runl.out </text:p>
          </table:table-cell>
          <table:table-cell office:value-type="float" office:value="1.76667" calcext:value-type="float">
            <text:p>1.7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500_huff.out </text:p>
          </table:table-cell>
          <table:table-cell office:value-type="float" office:value="2.06667" calcext:value-type="float">
            <text:p>2.0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500_runl.out 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bwt_500.out </text:p>
          </table:table-cell>
          <table:table-cell office:value-type="float" office:value="0.816667" calcext:value-type="float">
            <text:p>0.81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huff_runl.out </text:p>
          </table:table-cell>
          <table:table-cell office:value-type="float" office:value="0.833333" calcext:value-type="float">
            <text:p>0.83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huff.out </text:p>
          </table:table-cell>
          <table:table-cell office:value-type="float" office:value="0.75" calcext:value-type="float">
            <text:p>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english/results/english.50MB_runl.out </text:p>
          </table:table-cell>
          <table:table-cell office:value-type="float" office:value="0.183333" calcext:value-type="float">
            <text:p>0.183333</text:p>
          </table:table-cell>
          <table:table-cell table:number-columns-repeated="7"/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number-columns-repeated="3"/>
          <table:table-cell office:value-type="string" calcext:value-type="string">
            <text:p>Time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_huff_runl.out </text:p>
          </table:table-cell>
          <table:table-cell office:value-type="float" office:value="3.18333" calcext:value-type="float">
            <text:p>3.1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_huff.out </text:p>
          </table:table-cell>
          <table:table-cell office:value-type="float" office:value="2.78333" calcext:value-type="float">
            <text:p>2.7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_runl.out </text:p>
          </table:table-cell>
          <table:table-cell office:value-type="float" office:value="1.68333" calcext:value-type="float">
            <text:p>1.6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.out 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DNA_BWT_RUNL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0_huff_runl.out </text:p>
          </table:table-cell>
          <table:table-cell office:value-type="float" office:value="4.23333" calcext:value-type="float">
            <text:p>4.23333</text:p>
          </table:table-cell>
          <table:table-cell/>
          <table:table-cell office:value-type="string" calcext:value-type="string">
            <text:p>"XML\ 50MB"</text:p>
          </table:table-cell>
          <table:table-cell table:formula="of:=[Sheet3.$D$58]" office:value-type="float" office:value="0.15" calcext:value-type="float">
            <text:p>0.15</text:p>
          </table:table-cell>
          <table:table-cell table:formula="of:=[Sheet3.$D$42]" office:value-type="float" office:value="0.75" calcext:value-type="float">
            <text:p>0.75</text:p>
          </table:table-cell>
          <table:table-cell table:formula="of:=[Sheet3.$D$54]" office:value-type="float" office:value="1.03333" calcext:value-type="float">
            <text:p>1.03333</text:p>
          </table:table-cell>
          <table:table-cell table:formula="of:=[Sheet3.$D$46]" office:value-type="float" office:value="1.31667" calcext:value-type="float">
            <text:p>1.31667</text:p>
          </table:table-cell>
          <table:table-cell table:formula="of:=[Sheet3.$D$50]" office:value-type="float" office:value="3.08333" calcext:value-type="float">
            <text:p>3.08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0_huff.out </text:p>
          </table:table-cell>
          <table:table-cell office:value-type="float" office:value="3.85" calcext:value-type="float">
            <text:p>3.85</text:p>
          </table:table-cell>
          <table:table-cell/>
          <table:table-cell office:value-type="string" calcext:value-type="string">
            <text:p>"XML\ 100MB"</text:p>
          </table:table-cell>
          <table:table-cell table:formula="of:=[Sheet3.$D$20]" office:value-type="float" office:value="0.35" calcext:value-type="float">
            <text:p>0.35</text:p>
          </table:table-cell>
          <table:table-cell table:formula="of:=[Sheet3.$D$4]" office:value-type="float" office:value="1.68333" calcext:value-type="float">
            <text:p>1.68333</text:p>
          </table:table-cell>
          <table:table-cell table:formula="of:=[Sheet3.$D$16]" office:value-type="float" office:value="2.25" calcext:value-type="float">
            <text:p>2.25</text:p>
          </table:table-cell>
          <table:table-cell table:formula="of:=[Sheet3.$D$8]" office:value-type="float" office:value="3" calcext:value-type="float">
            <text:p>3</text:p>
          </table:table-cell>
          <table:table-cell table:formula="of:=[Sheet3.$D$12]" office:value-type="float" office:value="7.08333" calcext:value-type="float">
            <text:p>7.08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0_runl.out 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"XML\ 200MB"</text:p>
          </table:table-cell>
          <table:table-cell table:formula="of:=[Sheet3.$D$39]" office:value-type="float" office:value="0.633333" calcext:value-type="float">
            <text:p>0.633333</text:p>
          </table:table-cell>
          <table:table-cell table:formula="of:=[Sheet3.$D$23]" office:value-type="float" office:value="3.1" calcext:value-type="float">
            <text:p>3.1</text:p>
          </table:table-cell>
          <table:table-cell table:formula="of:=[Sheet3.$D$35]" office:value-type="float" office:value="4.13333" calcext:value-type="float">
            <text:p>4.13333</text:p>
          </table:table-cell>
          <table:table-cell table:formula="of:=[Sheet3.$D$27]" office:value-type="float" office:value="5.35" calcext:value-type="float">
            <text:p>5.35</text:p>
          </table:table-cell>
          <table:table-cell table:formula="of:=[Sheet3.$D$31]" office:value-type="float" office:value="12.7167" calcext:value-type="float">
            <text:p>12.716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0.out </text:p>
          </table:table-cell>
          <table:table-cell office:value-type="float" office:value="2.16667" calcext:value-type="float">
            <text:p>2.1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00_huff_runl.out </text:p>
          </table:table-cell>
          <table:table-cell office:value-type="float" office:value="7.68333" calcext:value-type="float">
            <text:p>7.6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00_huff.out </text:p>
          </table:table-cell>
          <table:table-cell office:value-type="float" office:value="8.18333" calcext:value-type="float">
            <text:p>8.1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00_runl.out </text:p>
          </table:table-cell>
          <table:table-cell office:value-type="float" office:value="7.08333" calcext:value-type="float">
            <text:p>7.08333</text:p>
          </table:table-cell>
          <table:table-cell/>
          <table:table-cell office:value-type="string" calcext:value-type="string">
            <text:p>DNA_HUFF_RUNL</text:p>
          </table:table-cell>
          <table:table-cell office:value-type="string" calcext:value-type="string">
            <text:p>Huffman</text:p>
          </table:table-cell>
          <table:table-cell office:value-type="string" calcext:value-type="string">
            <text:p>“Run\ Length\ +\ Huffman”</text:p>
          </table:table-cell>
          <table:table-cell office:value-type="string" calcext:value-type="string">
            <text:p>“Run\ Length”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10000.out </text:p>
          </table:table-cell>
          <table:table-cell office:value-type="float" office:value="6.33333" calcext:value-type="float">
            <text:p>6.33333</text:p>
          </table:table-cell>
          <table:table-cell/>
          <table:table-cell office:value-type="string" calcext:value-type="string">
            <text:p>"XML\ 50MB"</text:p>
          </table:table-cell>
          <table:table-cell table:formula="of:=[Sheet3.$D$57]" office:value-type="float" office:value="0.866667" calcext:value-type="float">
            <text:p>0.866667</text:p>
          </table:table-cell>
          <table:table-cell table:formula="of:=[Sheet3.$D$56]" office:value-type="float" office:value="0.85" calcext:value-type="float">
            <text:p>0.85</text:p>
          </table:table-cell>
          <table:table-cell table:formula="of:=[Sheet3.$D$58]"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500_huff_runl.out </text:p>
          </table:table-cell>
          <table:table-cell office:value-type="float" office:value="3.63333" calcext:value-type="float">
            <text:p>3.63333</text:p>
          </table:table-cell>
          <table:table-cell/>
          <table:table-cell office:value-type="string" calcext:value-type="string">
            <text:p>"XML\ 100MB"</text:p>
          </table:table-cell>
          <table:table-cell table:formula="of:=[Sheet3.$D$19]" office:value-type="float" office:value="1.75" calcext:value-type="float">
            <text:p>1.75</text:p>
          </table:table-cell>
          <table:table-cell table:formula="of:=[Sheet3.$D$18]" office:value-type="float" office:value="1.83333" calcext:value-type="float">
            <text:p>1.83333</text:p>
          </table:table-cell>
          <table:table-cell table:formula="of:=[Sheet3.$D$20]" office:value-type="float" office:value="0.35" calcext:value-type="float">
            <text:p>0.3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500_huff.out </text:p>
          </table:table-cell>
          <table:table-cell office:value-type="float" office:value="3.45" calcext:value-type="float">
            <text:p>3.45</text:p>
          </table:table-cell>
          <table:table-cell/>
          <table:table-cell office:value-type="string" calcext:value-type="string">
            <text:p>"XML\ 200MB"</text:p>
          </table:table-cell>
          <table:table-cell table:formula="of:=[Sheet3.$D$38]" office:value-type="float" office:value="3.31667" calcext:value-type="float">
            <text:p>3.31667</text:p>
          </table:table-cell>
          <table:table-cell table:formula="of:=[Sheet3.$D$37]" office:value-type="float" office:value="3.55" calcext:value-type="float">
            <text:p>3.55</text:p>
          </table:table-cell>
          <table:table-cell table:formula="of:=[Sheet3.$D$39]" office:value-type="float" office:value="0.633333" calcext:value-type="float">
            <text:p>0.6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500_runl.out </text:p>
          </table:table-cell>
          <table:table-cell office:value-type="float" office:value="2.25" calcext:value-type="float">
            <text:p>2.2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bwt_500.out </text:p>
          </table:table-cell>
          <table:table-cell office:value-type="float" office:value="1.55" calcext:value-type="float">
            <text:p>1.5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huff_runl.out </text:p>
          </table:table-cell>
          <table:table-cell office:value-type="float" office:value="1.83333" calcext:value-type="float">
            <text:p>1.8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huff.out </text:p>
          </table:table-cell>
          <table:table-cell office:value-type="float" office:value="1.75" calcext:value-type="float">
            <text:p>1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100MB_runl.out 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DNA_BWT_HUFF_RUNL 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_huff_runl.out </text:p>
          </table:table-cell>
          <table:table-cell office:value-type="float" office:value="5.86667" calcext:value-type="float">
            <text:p>5.86667</text:p>
          </table:table-cell>
          <table:table-cell/>
          <table:table-cell office:value-type="string" calcext:value-type="string">
            <text:p>"XML\ 50MB"</text:p>
          </table:table-cell>
          <table:table-cell table:formula="of:=[Sheet3.$D$56]" office:value-type="float" office:value="0.85" calcext:value-type="float">
            <text:p>0.85</text:p>
          </table:table-cell>
          <table:table-cell table:formula="of:=[Sheet3.$D$40]" office:value-type="float" office:value="1.45" calcext:value-type="float">
            <text:p>1.45</text:p>
          </table:table-cell>
          <table:table-cell table:formula="of:=[Sheet3.$D$52]" office:value-type="float" office:value="1.6" calcext:value-type="float">
            <text:p>1.6</text:p>
          </table:table-cell>
          <table:table-cell table:formula="of:=[Sheet3.$D$44]" office:value-type="float" office:value="1.91667" calcext:value-type="float">
            <text:p>1.91667</text:p>
          </table:table-cell>
          <table:table-cell table:formula="of:=[Sheet3.$D$48]" office:value-type="float" office:value="3.75" calcext:value-type="float">
            <text:p>3.7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_huff.out </text:p>
          </table:table-cell>
          <table:table-cell office:value-type="float" office:value="6.05" calcext:value-type="float">
            <text:p>6.05</text:p>
          </table:table-cell>
          <table:table-cell/>
          <table:table-cell office:value-type="string" calcext:value-type="string">
            <text:p>"XML\ 100MB"</text:p>
          </table:table-cell>
          <table:table-cell table:formula="of:=[Sheet3.$D$18]" office:value-type="float" office:value="1.83333" calcext:value-type="float">
            <text:p>1.83333</text:p>
          </table:table-cell>
          <table:table-cell table:formula="of:=[Sheet3.$D$2]" office:value-type="float" office:value="3.18333" calcext:value-type="float">
            <text:p>3.18333</text:p>
          </table:table-cell>
          <table:table-cell table:formula="of:=[Sheet3.$D$14]" office:value-type="float" office:value="3.63333" calcext:value-type="float">
            <text:p>3.63333</text:p>
          </table:table-cell>
          <table:table-cell table:formula="of:=[Sheet3.$D$6]" office:value-type="float" office:value="4.23333" calcext:value-type="float">
            <text:p>4.23333</text:p>
          </table:table-cell>
          <table:table-cell table:formula="of:=[Sheet3.$D$10]" office:value-type="float" office:value="7.68333" calcext:value-type="float">
            <text:p>7.68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_runl.out 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string" calcext:value-type="string">
            <text:p>"XML\ 200MB"</text:p>
          </table:table-cell>
          <table:table-cell table:formula="of:=[Sheet3.$D$37]" office:value-type="float" office:value="3.55" calcext:value-type="float">
            <text:p>3.55</text:p>
          </table:table-cell>
          <table:table-cell table:formula="of:=[Sheet3.$D$21]" office:value-type="float" office:value="5.86667" calcext:value-type="float">
            <text:p>5.86667</text:p>
          </table:table-cell>
          <table:table-cell table:formula="of:=[Sheet3.$D$33]" office:value-type="float" office:value="6.43333" calcext:value-type="float">
            <text:p>6.43333</text:p>
          </table:table-cell>
          <table:table-cell table:formula="of:=[Sheet3.$D$25]" office:value-type="float" office:value="7.53333" calcext:value-type="float">
            <text:p>7.53333</text:p>
          </table:table-cell>
          <table:table-cell table:formula="of:=[Sheet3.$D$29]" office:value-type="float" office:value="14.35" calcext:value-type="float">
            <text:p>14.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.out </text:p>
          </table:table-cell>
          <table:table-cell office:value-type="float" office:value="2.53333" calcext:value-type="float">
            <text:p>2.5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0_huff_runl.out </text:p>
          </table:table-cell>
          <table:table-cell office:value-type="float" office:value="7.53333" calcext:value-type="float">
            <text:p>7.5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0_huff.out </text:p>
          </table:table-cell>
          <table:table-cell office:value-type="float" office:value="8.23333" calcext:value-type="float">
            <text:p>8.2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0_runl.out </text:p>
          </table:table-cell>
          <table:table-cell office:value-type="float" office:value="5.35" calcext:value-type="float">
            <text:p>5.35</text:p>
          </table:table-cell>
          <table:table-cell/>
          <table:table-cell office:value-type="string" calcext:value-type="string">
            <text:p>DNA_BWT_HUFF</text:p>
          </table:table-cell>
          <table:table-cell office:value-type="string" calcext:value-type="string">
            <text:p>“Sem\ BWT”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0.out </text:p>
          </table:table-cell>
          <table:table-cell office:value-type="float" office:value="4.95" calcext:value-type="float">
            <text:p>4.95</text:p>
          </table:table-cell>
          <table:table-cell/>
          <table:table-cell office:value-type="string" calcext:value-type="string">
            <text:p>"XML\ 50MB"</text:p>
          </table:table-cell>
          <table:table-cell table:formula="of:=[Sheet3.$D$57]" office:value-type="float" office:value="0.866667" calcext:value-type="float">
            <text:p>0.866667</text:p>
          </table:table-cell>
          <table:table-cell table:formula="of:=[Sheet3.$D$41]" office:value-type="float" office:value="1.46667" calcext:value-type="float">
            <text:p>1.46667</text:p>
          </table:table-cell>
          <table:table-cell table:formula="of:=[Sheet3.$D$53]" office:value-type="float" office:value="1.6" calcext:value-type="float">
            <text:p>1.6</text:p>
          </table:table-cell>
          <table:table-cell table:formula="of:=[Sheet3.$D$45]" office:value-type="float" office:value="1.95" calcext:value-type="float">
            <text:p>1.95</text:p>
          </table:table-cell>
          <table:table-cell table:formula="of:=[Sheet3.$D$49]" office:value-type="float" office:value="3.78333" calcext:value-type="float">
            <text:p>3.78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00_huff_runl.out </text:p>
          </table:table-cell>
          <table:table-cell office:value-type="float" office:value="14.35" calcext:value-type="float">
            <text:p>14.35</text:p>
          </table:table-cell>
          <table:table-cell/>
          <table:table-cell office:value-type="string" calcext:value-type="string">
            <text:p>"XML\ 100MB"</text:p>
          </table:table-cell>
          <table:table-cell table:formula="of:=[Sheet3.$D$19]" office:value-type="float" office:value="1.75" calcext:value-type="float">
            <text:p>1.75</text:p>
          </table:table-cell>
          <table:table-cell table:formula="of:=[Sheet3.$D$3]" office:value-type="float" office:value="2.78333" calcext:value-type="float">
            <text:p>2.78333</text:p>
          </table:table-cell>
          <table:table-cell table:formula="of:=[Sheet3.$D$15]" office:value-type="float" office:value="3.45" calcext:value-type="float">
            <text:p>3.45</text:p>
          </table:table-cell>
          <table:table-cell table:formula="of:=[Sheet3.$D$7]" office:value-type="float" office:value="3.85" calcext:value-type="float">
            <text:p>3.85</text:p>
          </table:table-cell>
          <table:table-cell table:formula="of:=[Sheet3.$D$11]" office:value-type="float" office:value="8.18333" calcext:value-type="float">
            <text:p>8.1833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00_huff.out 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"XML\ 200MB"</text:p>
          </table:table-cell>
          <table:table-cell table:formula="of:=[Sheet3.$D$38]" office:value-type="float" office:value="3.31667" calcext:value-type="float">
            <text:p>3.31667</text:p>
          </table:table-cell>
          <table:table-cell table:formula="of:=[Sheet3.$D$22]" office:value-type="float" office:value="6.05" calcext:value-type="float">
            <text:p>6.05</text:p>
          </table:table-cell>
          <table:table-cell table:formula="of:=[Sheet3.$D$34]" office:value-type="float" office:value="6.98333" calcext:value-type="float">
            <text:p>6.98333</text:p>
          </table:table-cell>
          <table:table-cell table:formula="of:=[Sheet3.$D$26]" office:value-type="float" office:value="8.23333" calcext:value-type="float">
            <text:p>8.23333</text:p>
          </table:table-cell>
          <table:table-cell table:formula="of:=[Sheet3.$D$30]" office:value-type="float" office:value="15.55" calcext:value-type="float">
            <text:p>15.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00_runl.out </text:p>
          </table:table-cell>
          <table:table-cell office:value-type="float" office:value="12.7167" calcext:value-type="float">
            <text:p>12.71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10000.out </text:p>
          </table:table-cell>
          <table:table-cell office:value-type="float" office:value="12.9167" calcext:value-type="float">
            <text:p>12.91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500_huff_runl.out </text:p>
          </table:table-cell>
          <table:table-cell office:value-type="float" office:value="6.43333" calcext:value-type="float">
            <text:p>6.4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500_huff.out </text:p>
          </table:table-cell>
          <table:table-cell office:value-type="float" office:value="6.98333" calcext:value-type="float">
            <text:p>6.98333</text:p>
          </table:table-cell>
          <table:table-cell/>
          <table:table-cell office:value-type="string" calcext:value-type="string">
            <text:p>BWT</text:p>
          </table:table-cell>
          <table:table-cell office:value-type="string" calcext:value-type="string">
            <text:p>L=100</text:p>
          </table:table-cell>
          <table:table-cell office:value-type="string" calcext:value-type="string">
            <text:p>L=500</text:p>
          </table:table-cell>
          <table:table-cell office:value-type="string" calcext:value-type="string">
            <text:p>L=1000</text:p>
          </table:table-cell>
          <table:table-cell office:value-type="string" calcext:value-type="string">
            <text:p>L=10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500_runl.out </text:p>
          </table:table-cell>
          <table:table-cell office:value-type="float" office:value="4.13333" calcext:value-type="float">
            <text:p>4.13333</text:p>
          </table:table-cell>
          <table:table-cell/>
          <table:table-cell office:value-type="string" calcext:value-type="string">
            <text:p>"XML\ 50MB"</text:p>
          </table:table-cell>
          <table:table-cell table:formula="of:=[Sheet3.$D$43]" office:value-type="float" office:value="0.583333" calcext:value-type="float">
            <text:p>0.583333</text:p>
          </table:table-cell>
          <table:table-cell table:formula="of:=[Sheet3.$D$55]" office:value-type="float" office:value="0.816667" calcext:value-type="float">
            <text:p>0.816667</text:p>
          </table:table-cell>
          <table:table-cell table:formula="of:=[Sheet3.$D$47]" office:value-type="float" office:value="1.15" calcext:value-type="float">
            <text:p>1.15</text:p>
          </table:table-cell>
          <table:table-cell table:formula="of:=[Sheet3.$D$51]" office:value-type="float" office:value="3.1" calcext:value-type="float">
            <text:p>3.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bwt_500.out </text:p>
          </table:table-cell>
          <table:table-cell office:value-type="float" office:value="3.56667" calcext:value-type="float">
            <text:p>3.56667</text:p>
          </table:table-cell>
          <table:table-cell/>
          <table:table-cell office:value-type="string" calcext:value-type="string">
            <text:p>"XML\ 100MB"</text:p>
          </table:table-cell>
          <table:table-cell table:formula="of:=[Sheet3.$D$5]" office:value-type="float" office:value="1.1" calcext:value-type="float">
            <text:p>1.1</text:p>
          </table:table-cell>
          <table:table-cell table:formula="of:=[Sheet3.$D$17]" office:value-type="float" office:value="1.55" calcext:value-type="float">
            <text:p>1.55</text:p>
          </table:table-cell>
          <table:table-cell table:formula="of:=[Sheet3.$D$9]" office:value-type="float" office:value="2.16667" calcext:value-type="float">
            <text:p>2.16667</text:p>
          </table:table-cell>
          <table:table-cell table:formula="of:=[Sheet3.$D$13]" office:value-type="float" office:value="6.33333" calcext:value-type="float">
            <text:p>6.3333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huff_runl.out </text:p>
          </table:table-cell>
          <table:table-cell office:value-type="float" office:value="3.55" calcext:value-type="float">
            <text:p>3.55</text:p>
          </table:table-cell>
          <table:table-cell/>
          <table:table-cell office:value-type="string" calcext:value-type="string">
            <text:p>"XML\ 200MB"</text:p>
          </table:table-cell>
          <table:table-cell table:formula="of:=[Sheet3.$D$24]" office:value-type="float" office:value="2.53333" calcext:value-type="float">
            <text:p>2.53333</text:p>
          </table:table-cell>
          <table:table-cell table:formula="of:=[Sheet3.$D$36]" office:value-type="float" office:value="3.56667" calcext:value-type="float">
            <text:p>3.56667</text:p>
          </table:table-cell>
          <table:table-cell table:formula="of:=[Sheet3.$D$28]" office:value-type="float" office:value="4.95" calcext:value-type="float">
            <text:p>4.95</text:p>
          </table:table-cell>
          <table:table-cell table:formula="of:=[Sheet3.$D$32]" office:value-type="float" office:value="12.9167" calcext:value-type="float">
            <text:p>12.916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huff.out </text:p>
          </table:table-cell>
          <table:table-cell office:value-type="float" office:value="3.31667" calcext:value-type="float">
            <text:p>3.3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200MB_runl.out </text:p>
          </table:table-cell>
          <table:table-cell office:value-type="float" office:value="0.633333" calcext:value-type="float">
            <text:p>0.63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_huff_runl.out </text:p>
          </table:table-cell>
          <table:table-cell office:value-type="float" office:value="1.45" calcext:value-type="float">
            <text:p>1.4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_huff.out </text:p>
          </table:table-cell>
          <table:table-cell office:value-type="float" office:value="1.46667" calcext:value-type="float">
            <text:p>1.4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_runl.out </text:p>
          </table:table-cell>
          <table:table-cell office:value-type="float" office:value="0.75" calcext:value-type="float">
            <text:p>0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.out </text:p>
          </table:table-cell>
          <table:table-cell office:value-type="float" office:value="0.583333" calcext:value-type="float">
            <text:p>0.58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0_huff_runl.out </text:p>
          </table:table-cell>
          <table:table-cell office:value-type="float" office:value="1.91667" calcext:value-type="float">
            <text:p>1.9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0_huff.out </text:p>
          </table:table-cell>
          <table:table-cell office:value-type="float" office:value="1.95" calcext:value-type="float">
            <text:p>1.9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0_runl.out </text:p>
          </table:table-cell>
          <table:table-cell office:value-type="float" office:value="1.31667" calcext:value-type="float">
            <text:p>1.31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0.out </text:p>
          </table:table-cell>
          <table:table-cell office:value-type="float" office:value="1.15" calcext:value-type="float">
            <text:p>1.1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00_huff_runl.out </text:p>
          </table:table-cell>
          <table:table-cell office:value-type="float" office:value="3.75" calcext:value-type="float">
            <text:p>3.7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00_huff.out </text:p>
          </table:table-cell>
          <table:table-cell office:value-type="float" office:value="3.78333" calcext:value-type="float">
            <text:p>3.7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00_runl.out </text:p>
          </table:table-cell>
          <table:table-cell office:value-type="float" office:value="3.08333" calcext:value-type="float">
            <text:p>3.08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10000.out </text:p>
          </table:table-cell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500_huff_runl.out </text:p>
          </table:table-cell>
          <table:table-cell office:value-type="float" office:value="1.6" calcext:value-type="float">
            <text:p>1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500_huff.out </text:p>
          </table:table-cell>
          <table:table-cell office:value-type="float" office:value="1.6" calcext:value-type="float">
            <text:p>1.6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500_runl.out </text:p>
          </table:table-cell>
          <table:table-cell office:value-type="float" office:value="1.03333" calcext:value-type="float">
            <text:p>1.03333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bwt_500.out </text:p>
          </table:table-cell>
          <table:table-cell office:value-type="float" office:value="0.816667" calcext:value-type="float">
            <text:p>0.81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huff_runl.out </text:p>
          </table:table-cell>
          <table:table-cell office:value-type="float" office:value="0.85" calcext:value-type="float">
            <text:p>0.85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huff.out </text:p>
          </table:table-cell>
          <table:table-cell office:value-type="float" office:value="0.866667" calcext:value-type="float">
            <text:p>0.866667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./Bases/xml/results/dblp.xml.50MB_runl.out </text:p>
          </table:table-cell>
          <table:table-cell office:value-type="float" office:value="0.15" calcext:value-type="float">
            <text:p>0.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30">00/00/0000</text:date>, <text:time style:data-style-name="N2" text:time-value="15:00:48.9591187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ianlinux </meta:initial-creator>
    <meta:creation-date>2016-06-30T14:20:54.284776245</meta:creation-date>
    <dc:date>2016-06-30T15:25:53.618944164</dc:date>
    <dc:creator>debianlinux </dc:creator>
    <meta:editing-duration>PT27M16S</meta:editing-duration>
    <meta:editing-cycles>13</meta:editing-cycles>
    <meta:generator>LibreOffice/4.3.3.2$Linux_X86_64 LibreOffice_project/430m0$Build-2</meta:generator>
    <meta:document-statistic meta:table-count="3" meta:cell-count="669" meta:object-count="0"/>
  </office:meta>
</office:document-meta>
</file>